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3" style:family="graphic" style:parent-style-name="standard">
      <style:graphic-properties draw:stroke="none" draw:fill="none" fo:min-height="0.806cm"/>
    </style:style>
    <style:style style:name="gr9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96" style:family="graphic" style:parent-style-name="standard">
      <style:graphic-properties draw:stroke="none" draw:fill="none" fo:min-height="1.575cm"/>
    </style:style>
    <style:style style:name="gr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.183cm" fo:padding-top="0.139cm" fo:padding-bottom="0.139cm" fo:padding-left="0.264cm" fo:padding-right="0.264cm"/>
    </style:style>
    <style:style style:name="gr9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cm" fo:padding-top="0.139cm" fo:padding-bottom="0.139cm" fo:padding-left="0.264cm" fo:padding-right="0.264cm"/>
    </style:style>
    <style:style style:name="gr99" style:family="graphic" style:parent-style-name="objectwithoutfill">
      <style:graphic-properties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00" style:family="graphic" style:parent-style-name="standard">
      <style:graphic-properties draw:fill-color="#ffffff" draw:textarea-horizontal-align="justify" draw:textarea-vertical-align="middle" draw:auto-grow-height="false" fo:min-height="0.882cm" fo:min-width="1.45cm"/>
    </style:style>
    <style:style style:name="gr1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1cm" fo:padding-top="0.139cm" fo:padding-bottom="0.139cm" fo:padding-left="0.264cm" fo:padding-right="0.264cm"/>
    </style:style>
    <style:style style:name="gr10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3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5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gr106" style:family="graphic" style:parent-style-name="objectwithoutfill">
      <style:graphic-properties draw:stroke="dash" draw:stroke-dash="_32__20_Dots_20_1_20_Dash" svg:stroke-color="#0000ff" draw:marker-end="Arrow" draw:marker-end-width="0.3cm" draw:fill="none" draw:textarea-vertical-align="middle"/>
    </style:style>
    <style:style style:name="gr10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08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objectwithoutfill">
      <style:graphic-properties svg:stroke-width="0.081cm" svg:stroke-color="#ff950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0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112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3" style:family="graphic" style:parent-style-name="objectwithoutfill">
      <style:graphic-properties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4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16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18" style:family="graphic" style:parent-style-name="objectwithoutfill">
      <style:graphic-properties draw:stroke="dash" draw:stroke-dash="_32__20_Dots_20_1_20_Dash" svg:stroke-color="#008000" draw:marker-end="Arrow" draw:marker-end-width="0.3cm" draw:fill="none" draw:textarea-vertical-align="middle"/>
    </style:style>
    <style:style style:name="gr119" style:family="graphic" style:parent-style-name="objectwithoutfill">
      <style:graphic-properties draw:stroke="dash" draw:stroke-dash="_32__20_Dots_20_1_20_Dash" svg:stroke-color="#00ff00" draw:marker-end="Arrow" draw:marker-end-width="0.3cm" draw:fill="none" draw:textarea-vertical-align="middle"/>
    </style:style>
    <style:style style:name="gr12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12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2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2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2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26" style:family="graphic" style:parent-style-name="standard">
      <style:graphic-properties draw:stroke="none" draw:fill="none" fo:min-height="0.788cm"/>
    </style:style>
    <style:style style:name="gr12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gr128" style:family="graphic" style:parent-style-name="objectwithoutfill">
      <style:graphic-properties svg:stroke-width="0.081cm" svg:stroke-color="#804c1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9" style:family="graphic" style:parent-style-name="objectwithoutfill">
      <style:graphic-properties draw:stroke="dash" draw:stroke-dash="_32__20_Dots_20_1_20_Dash" svg:stroke-color="#00ffff" draw:marker-end="Arrow" draw:marker-end-width="0.3cm" draw:fill="none" draw:textarea-vertical-align="middle"/>
    </style:style>
    <style:style style:name="gr130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32" style:family="graphic" style:parent-style-name="objectwithoutfill">
      <style:graphic-properties draw:stroke="solid"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3" style:family="graphic" style:parent-style-name="standard" style:list-style-name="L1">
      <style:graphic-properties draw:stroke="solid" draw:stroke-dash="Dashed_20__28_var_29__20_4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82cm" fo:min-width="1.834cm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objectwithoutfill">
      <style:graphic-properties svg:stroke-width="0.081cm" svg:stroke-color="#00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-color="#ffffff"/>
      <style:paragraph-properties fo:text-align="center"/>
      <style:text-properties fo:font-size="14pt"/>
    </style:style>
    <style:style style:name="P36" style:family="paragraph">
      <loext:graphic-properties draw:fill="none"/>
      <style:paragraph-properties fo:text-align="center"/>
      <style:text-properties fo:background-color="#ffffff"/>
    </style:style>
    <style:style style:name="P37" style:family="paragraph">
      <style:paragraph-properties fo:text-align="center"/>
      <style:text-properties fo:background-color="#ffffff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/>
      <style:paragraph-properties fo:text-align="center"/>
      <style:text-properties fo:font-size="13pt" fo:background-color="#ffffff" style:font-size-asian="13pt" style:font-size-complex="13pt"/>
    </style:style>
    <style:style style:name="P4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42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2pt" fo:background-color="#ffffff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13pt" fo:background-color="#ffffff" style:font-size-asian="13pt" style:font-size-complex="13pt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4pt" fo:font-style="normal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8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9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89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1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8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2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3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style-name="gr94" draw:text-style-name="P35" xml:id="id102" draw:id="id102" draw:layer="layout" svg:width="2.528cm" svg:height="1.164cm" svg:x="1.3cm" svg:y="4.3cm">
          <text:p text:style-name="P3"><text:span text:style-name="T23">Hive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12" draw:layer="layout" svg:width="18.2cm" svg:height="17.9cm" svg:x="-19.2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-5.832cm" svg:y="16.3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-5cm" svg:y="11.2cm">
          <draw:text-box>
            <text:p><text:span text:style-name="T17">Plant Level</text:span></text:p>
          </draw:text-box>
        </draw:frame>
        <draw:frame draw:style-name="gr96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94" draw:text-style-name="P35" xml:id="id93" draw:id="id93" draw:layer="layout" svg:width="2.528cm" svg:height="1.164cm" svg:x="13.961cm" svg:y="12.14cm">
          <text:p text:style-name="P3"><text:span text:style-name="T23">Irrigation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87" draw:id="id87" draw:layer="layout" svg:width="2.528cm" svg:height="1.164cm" svg:x="7.226cm" svg:y="19.083cm">
          <text:p text:style-name="P3"><text:span text:style-name="T23">Grand </text:span></text:p>
          <text:p text:style-name="P3"><text:span text:style-name="T23">Prairi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4" draw:id="id94" draw:layer="layout" svg:width="2.528cm" svg:height="1.164cm" svg:x="1.181cm" svg:y="17.15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9.754cm" svg:y1="19.665cm" svg:x2="19.536cm" svg:y2="16.222cm" draw:start-shape="id87" draw:start-glue-point="1" draw:end-shape="id88" draw:end-glue-point="2" svg:d="M9754 19665l9782-3443" svg:viewBox="0 0 9783 3444">
          <text:p text:style-name="P3"><text:span text:style-name="T15">-2.3</text:span></text:p>
        </draw:connector>
        <draw:custom-shape draw:style-name="gr97" draw:text-style-name="P35" xml:id="id92" draw:id="id92" draw:layer="layout" svg:width="2.711cm" svg:height="1.2cm" svg:x="5.928cm" svg:y="2.1cm">
          <text:p text:style-name="P3"><text:span text:style-name="T23">Weight</text:span></text:p>
          <text:p text:style-name="P3"><text:span text:style-name="T23">Per see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91" draw:id="id91" draw:layer="layout" svg:width="2.528cm" svg:height="1.2cm" svg:x="13.044cm" svg:y="2.722cm">
          <text:p text:style-name="P3"><text:span text:style-name="T23">Seeds per</text:span></text:p>
          <text:p text:style-name="P3"><text:span text:style-name="T23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5" xml:id="id101" draw:id="id101" draw:layer="layout" svg:width="2.528cm" svg:height="1.2cm" svg:x="18.223cm" svg:y="6.207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99" draw:text-style-name="P12" draw:layer="layout" draw:type="line" svg:x1="12.6cm" svg:y1="-3.1cm" svg:x2="17.426cm" svg:y2="-2.46cm" svg:d="M12600-3100l4826 640" svg:viewBox="0 0 4827 641">
          <text:p/>
        </draw:connector>
        <draw:connector draw:style-name="gr99" draw:text-style-name="P12" draw:layer="layout" draw:type="line" svg:x1="16.443cm" svg:y1="-0.747cm" svg:x2="17.426cm" svg:y2="-2.46cm" svg:d="M16443-747l983-1713" svg:viewBox="0 0 984 1714">
          <text:p/>
        </draw:connector>
        <draw:connector draw:style-name="gr99" draw:text-style-name="P12" draw:layer="layout" draw:type="line" svg:x1="20.361cm" svg:y1="-1.5cm" svg:x2="17.426cm" svg:y2="-2.46cm" svg:d="M20361-1500l-2935-960" svg:viewBox="0 0 2936 961">
          <text:p/>
        </draw:connector>
        <draw:custom-shape draw:style-name="gr100" draw:text-style-name="P35" xml:id="id89" draw:id="id89" draw:layer="layout" svg:width="3.1cm" svg:height="1.8cm" svg:x="20.772cm" svg:y="-2.6cm">
          <text:p text:style-name="P3"><text:span text:style-name="T23">Predicted</text:span></text:p>
          <text:p text:style-name="P3"><text:span text:style-name="T23">Yie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1" draw:text-style-name="P35" xml:id="id90" draw:id="id90" draw:layer="layout" svg:width="1.628cm" svg:height="1.2cm" svg:x="26.072cm" svg:y="-2.3cm">
          <text:p text:style-name="P3"><text:span text:style-name="T23">Yield</text:span></text:p>
          <draw:enhanced-geometry svg:viewBox="0 0 21600 21600" draw:type="rectangle" draw:enhanced-path="M 0 0 L 21600 0 21600 21600 0 21600 0 0 Z N"/>
        </draw:custom-shape>
        <draw:connector draw:style-name="gr102" draw:text-style-name="P36" draw:layer="layout" draw:type="line" svg:x1="23.872cm" svg:y1="-1.7cm" svg:x2="26.072cm" svg:y2="-1.7cm" draw:start-shape="id89" draw:start-glue-point="7" draw:end-shape="id90" draw:end-glue-point="3" svg:d="M23872-1700h2200" svg:viewBox="0 0 2201 1">
          <text:p text:style-name="P3"><text:span text:style-name="T15">40.3</text:span></text:p>
        </draw:connector>
        <draw:connector draw:style-name="gr103" draw:text-style-name="P12" draw:layer="layout" draw:type="line" svg:x1="19.05cm" svg:y1="-0.238cm" svg:x2="22.322cm" svg:y2="-0.8cm" draw:end-shape="id89" draw:end-glue-point="6" svg:d="M19050-238l3272-562" svg:viewBox="0 0 3273 563">
          <text:p/>
        </draw:connector>
        <draw:connector draw:style-name="gr104" draw:text-style-name="P36" draw:layer="layout" draw:type="line" svg:x1="13.044cm" svg:y1="3.322cm" svg:x2="8.639cm" svg:y2="2.7cm" draw:start-shape="id91" draw:start-glue-point="3" draw:end-shape="id92" draw:end-glue-point="1" svg:d="M13044 3322l-4405-622" svg:viewBox="0 0 4406 623">
          <text:p text:style-name="P3"><text:span text:style-name="T15">6.0</text:span></text:p>
        </draw:connector>
        <draw:connector draw:style-name="gr76" draw:text-style-name="P36" draw:layer="layout" draw:type="line" svg:x1="13.961cm" svg:y1="12.722cm" svg:x2="7.283cm" svg:y2="3.3cm" draw:start-shape="id93" draw:start-glue-point="3" draw:end-shape="id92" draw:end-glue-point="2" svg:d="M13961 12722l-6678-9422" svg:viewBox="0 0 6679 9423">
          <text:p text:style-name="P3"><text:span text:style-name="T15">-2.1</text:span></text:p>
        </draw:connector>
        <draw:connector draw:style-name="gr105" draw:text-style-name="P28" draw:layer="layout" draw:type="line" svg:x1="3.709cm" svg:y1="17.732cm" svg:x2="16.118cm" svg:y2="15.577cm" draw:start-shape="id94" draw:start-glue-point="1" draw:end-shape="id95" draw:end-glue-point="2" svg:d="M3709 17732l12409-2155" svg:viewBox="0 0 12410 2156">
          <text:p text:style-name="P37"><text:span text:style-name="T24">0.5</text:span></text:p>
        </draw:connector>
        <draw:connector draw:style-name="gr106" draw:text-style-name="P28" draw:layer="layout" draw:type="line" svg:x1="15.225cm" svg:y1="13.304cm" svg:x2="16.118cm" svg:y2="15.577cm" draw:start-shape="id93" draw:start-glue-point="2" draw:end-shape="id95" draw:end-glue-point="2" svg:d="M15225 13304l893 2273" svg:viewBox="0 0 894 2274">
          <text:p text:style-name="P3"><text:span text:style-name="T24">1.8</text:span></text:p>
        </draw:connector>
        <draw:connector draw:style-name="gr76" draw:text-style-name="P36" xml:id="id95" draw:id="id95" draw:layer="layout" draw:type="line" svg:x1="16.118cm" svg:y1="15.577cm" svg:x2="18.272cm" svg:y2="15.522cm" draw:end-shape="id88" draw:end-glue-point="3" svg:d="M16118 15577l2154-55" svg:viewBox="0 0 2155 56">
          <text:p text:style-name="P3"><text:span text:style-name="T15">-2.2</text:span></text:p>
        </draw:connector>
        <draw:connector draw:style-name="gr107" draw:text-style-name="P28" draw:layer="layout" draw:type="line" svg:x1="16.976cm" svg:y1="19.299cm" svg:x2="19.536cm" svg:y2="16.222cm" draw:start-shape="id96" draw:start-glue-point="0" draw:end-shape="id88" draw:end-glue-point="2" svg:d="M16976 19299l2560-3077" svg:viewBox="0 0 2561 3078">
          <text:p text:style-name="P3"><text:span text:style-name="T24">1.7</text:span></text:p>
        </draw:connector>
        <draw:connector draw:style-name="gr108" draw:text-style-name="P36" draw:layer="layout" draw:type="line" svg:x1="3.709cm" svg:y1="17.732cm" svg:x2="15.844cm" svg:y2="10.94cm" draw:start-shape="id94" draw:start-glue-point="1" draw:end-shape="id97" draw:end-glue-point="3" svg:d="M3709 17732l12135-6792" svg:viewBox="0 0 12136 6793">
          <text:p text:style-name="P3"><text:span text:style-name="T15">2.3</text:span></text:p>
        </draw:connector>
        <draw:connector draw:style-name="gr107" draw:text-style-name="P28" draw:layer="layout" draw:type="line" svg:x1="8.49cm" svg:y1="19.083cm" svg:x2="5.799cm" svg:y2="14.519cm" draw:start-shape="id87" draw:start-glue-point="0" draw:end-shape="id98" draw:end-glue-point="2" svg:d="M8490 19083l-2691-4564" svg:viewBox="0 0 2692 4565">
          <text:p text:style-name="P3"><text:span text:style-name="T24">-1.1</text:span></text:p>
        </draw:connector>
        <draw:connector draw:style-name="gr107" draw:text-style-name="P28" draw:layer="layout" draw:type="line" svg:x1="2.445cm" svg:y1="17.15cm" svg:x2="5.799cm" svg:y2="14.519cm" draw:start-shape="id94" draw:start-glue-point="0" draw:end-shape="id98" draw:end-glue-point="2" svg:d="M2445 17150l3354-2631" svg:viewBox="0 0 3355 2632">
          <text:p text:style-name="P3"><text:span text:style-name="T24">-0.4</text:span></text:p>
        </draw:connector>
        <draw:connector draw:style-name="gr107" draw:text-style-name="P28" draw:layer="layout" draw:type="line" svg:x1="16.976cm" svg:y1="19.299cm" svg:x2="7.278cm" svg:y2="7.613cm" draw:start-shape="id96" draw:start-glue-point="0" draw:end-shape="id99" draw:end-glue-point="2" svg:d="M16976 19299l-9698-11686" svg:viewBox="0 0 9699 11687">
          <text:p text:style-name="P3"><text:span text:style-name="T24">-2.0</text:span></text:p>
        </draw:connector>
        <draw:connector draw:style-name="gr109" draw:text-style-name="P36" draw:layer="layout" draw:type="line" svg:x1="6.672cm" svg:y1="9.522cm" svg:x2="18.223cm" svg:y2="6.807cm" draw:start-shape="id100" draw:start-glue-point="1" draw:end-shape="id101" draw:end-glue-point="3" svg:d="M6672 9522l11551-2715" svg:viewBox="0 0 11552 2716">
          <text:p text:style-name="P3"><text:span text:style-name="T15">2.1</text:span></text:p>
        </draw:connector>
        <draw:connector draw:style-name="gr110" draw:text-style-name="P28" draw:layer="layout" draw:type="line" svg:x1="8.542cm" svg:y1="7.031cm" svg:x2="18.223cm" svg:y2="6.807cm" draw:start-shape="id99" draw:start-glue-point="1" draw:end-shape="id101" draw:end-glue-point="3" svg:d="M8542 7031l9681-224" svg:viewBox="0 0 9682 225">
          <text:p text:style-name="P3"><text:span text:style-name="T24">-1.8</text:span></text:p>
        </draw:connector>
        <draw:custom-shape draw:style-name="gr111" draw:text-style-name="P39" xml:id="id97" draw:id="id97" draw:layer="layout" svg:width="2.528cm" svg:height="1.164cm" svg:x="15.844cm" svg:y="10.358cm">
          <text:p text:style-name="P38"><text:span text:style-name="T25">Plant Size</text:span></text:p>
          <draw:enhanced-geometry svg:viewBox="0 0 21600 21600" draw:type="rectangle" draw:enhanced-path="M 0 0 L 21600 0 21600 21600 0 21600 0 0 Z N"/>
        </draw:custom-shape>
        <draw:connector draw:style-name="gr112" draw:text-style-name="P36" draw:layer="layout" draw:type="line" svg:x1="19.536cm" svg:y1="14.822cm" svg:x2="19.487cm" svg:y2="7.407cm" draw:start-shape="id88" draw:start-glue-point="0" draw:end-shape="id101" draw:end-glue-point="2" svg:d="M19536 14822l-49-7415" svg:viewBox="0 0 50 7416">
          <text:p text:style-name="P3"><text:span text:style-name="T15">-2.4</text:span></text:p>
        </draw:connector>
        <draw:connector draw:style-name="gr113" draw:text-style-name="P36" draw:layer="layout" draw:type="line" svg:x1="17.108cm" svg:y1="10.358cm" svg:x2="19.487cm" svg:y2="7.407cm" draw:start-shape="id97" draw:start-glue-point="0" draw:end-shape="id101" draw:end-glue-point="2" svg:d="M17108 10358l2379-2951" svg:viewBox="0 0 2380 2952">
          <text:p text:style-name="P3"><text:span text:style-name="T15">3.7</text:span></text:p>
        </draw:connector>
        <draw:connector draw:style-name="gr76" draw:text-style-name="P36" draw:layer="layout" draw:type="line" svg:x1="13.961cm" svg:y1="12.722cm" svg:x2="6.672cm" svg:y2="9.522cm" draw:start-shape="id93" draw:start-glue-point="3" draw:end-shape="id100" draw:end-glue-point="1" svg:d="M13961 12722l-7289-3200" svg:viewBox="0 0 7290 3201">
          <text:p text:style-name="P3"><text:span text:style-name="T15">-2.4</text:span></text:p>
        </draw:connector>
        <draw:connector draw:style-name="gr75" draw:text-style-name="P36" draw:layer="layout" draw:type="line" svg:x1="15.712cm" svg:y1="19.881cm" svg:x2="5.408cm" svg:y2="10.122cm" draw:start-shape="id96" draw:start-glue-point="3" draw:end-shape="id100" draw:end-glue-point="2" svg:d="M15712 19881l-10304-9759" svg:viewBox="0 0 10305 9760">
          <text:p text:style-name="P3"><text:span text:style-name="T15">-3.8</text:span></text:p>
        </draw:connector>
        <draw:connector draw:style-name="gr75" draw:text-style-name="P36" draw:layer="layout" draw:type="line" svg:x1="2.564cm" svg:y1="5.464cm" svg:x2="4.144cm" svg:y2="9.522cm" draw:start-shape="id102" draw:start-glue-point="2" draw:end-shape="id100" draw:end-glue-point="3" svg:d="M2564 5464l1580 4058" svg:viewBox="0 0 1581 4059">
          <text:p text:style-name="P3"><text:span text:style-name="T15">5.4</text:span></text:p>
        </draw:connector>
        <draw:connector draw:style-name="gr75" draw:text-style-name="P36" xml:id="id98" draw:id="id98" draw:layer="layout" draw:type="line" svg:x1="5.799cm" svg:y1="14.519cm" svg:x2="5.408cm" svg:y2="10.122cm" draw:end-shape="id100" draw:end-glue-point="2" svg:d="M5799 14519l-391-4397" svg:viewBox="0 0 392 4398">
          <text:p text:style-name="P3"><text:span text:style-name="T26">2.4</text:span></text:p>
        </draw:connector>
        <draw:connector draw:style-name="gr107" draw:text-style-name="P40" draw:layer="layout" draw:type="line" svg:x1="10.172cm" svg:y1="17.222cm" svg:x2="5.408cm" svg:y2="10.122cm" draw:end-shape="id100" draw:end-glue-point="2" svg:d="M10172 17222l-4764-7100" svg:viewBox="0 0 4765 7101">
          <text:p text:style-name="P3"><text:span text:style-name="T27">1.3</text:span></text:p>
        </draw:connector>
        <draw:custom-shape draw:style-name="gr98" draw:text-style-name="P35" xml:id="id100" draw:id="id100" draw:layer="layout" svg:width="2.528cm" svg:height="1.2cm" svg:x="4.144cm" svg:y="8.922cm">
          <text:p text:style-name="P3"><text:span text:style-name="T23">Honey bee</text:span></text:p>
          <text:p text:style-name="P3"><text:span text:style-name="T23">visit rat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9" draw:id="id99" draw:layer="layout" svg:width="2.528cm" svg:height="1.164cm" svg:x="6.014cm" svg:y="6.449cm">
          <text:p text:style-name="P3"><text:span text:style-name="T23">Pollen</text:span></text:p>
          <text:p text:style-name="P3"><text:span text:style-name="T23">count</text:span></text:p>
          <draw:enhanced-geometry svg:viewBox="0 0 21600 21600" draw:type="rectangle" draw:enhanced-path="M 0 0 L 21600 0 21600 21600 0 21600 0 0 Z N"/>
        </draw:custom-shape>
        <draw:connector draw:style-name="gr114" draw:text-style-name="P36" draw:layer="layout" draw:type="line" svg:x1="2.445cm" svg:y1="17.15cm" svg:x2="14.308cm" svg:y2="3.922cm" draw:start-shape="id94" draw:start-glue-point="0" draw:end-shape="id91" draw:end-glue-point="2" svg:d="M2445 17150l11863-13228" svg:viewBox="0 0 11864 13229">
          <text:p text:style-name="P3"><text:span text:style-name="T15">4.6</text:span></text:p>
        </draw:connector>
        <draw:custom-shape draw:style-name="gr115" draw:text-style-name="P35" xml:id="id88" draw:id="id88" draw:layer="layout" svg:width="2.528cm" svg:height="1.4cm" svg:x="18.272cm" svg:y="14.822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6" draw:id="id96" draw:layer="layout" svg:width="2.528cm" svg:height="1.164cm" svg:x="15.712cm" svg:y="19.299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107" draw:text-style-name="P40" draw:layer="layout" draw:type="line" svg:x1="5.408cm" svg:y1="8.922cm" svg:x2="7.278cm" svg:y2="7.613cm" draw:start-shape="id100" draw:start-glue-point="0" draw:end-shape="id99" draw:end-glue-point="2" svg:d="M5408 8922l1870-1309" svg:viewBox="0 0 1871 1310">
          <text:p text:style-name="P3"><text:span text:style-name="T27">-0.3</text:span></text:p>
        </draw:connector>
        <draw:connector draw:style-name="gr75" draw:text-style-name="P36" draw:layer="layout" draw:type="line" svg:x1="15.712cm" svg:y1="19.881cm" svg:x2="11.572cm" svg:y2="17.772cm" draw:start-shape="id96" draw:start-glue-point="3" svg:d="M15712 19881l-4140-2109" svg:viewBox="0 0 4141 2110">
          <text:p text:style-name="P3"><text:span text:style-name="T15">7.0</text:span></text:p>
        </draw:connector>
        <draw:connector draw:style-name="gr110" draw:text-style-name="P41" draw:layer="layout" draw:type="line" svg:x1="7.278cm" svg:y1="6.449cm" svg:x2="7.283cm" svg:y2="3.3cm" draw:start-shape="id99" draw:start-glue-point="0" draw:end-shape="id92" draw:end-glue-point="2" svg:d="M7278 6449l5-3149" svg:viewBox="0 0 6 3150">
          <text:p text:style-name="P3"><text:span text:style-name="T28">0.5</text:span></text:p>
        </draw:connector>
        <draw:connector draw:style-name="gr116" draw:text-style-name="P12" draw:layer="layout" draw:type="line" svg:x1="8.542cm" svg:y1="7.031cm" svg:x2="13.044cm" svg:y2="3.322cm" draw:start-shape="id99" draw:start-glue-point="1" draw:end-shape="id91" draw:end-glue-point="3" svg:d="M8542 7031l4502-3709" svg:viewBox="0 0 4503 3710">
          <text:p/>
        </draw:connector>
        <draw:custom-shape draw:style-name="gr117" draw:text-style-name="P39" draw:layer="layout" svg:width="2.8cm" svg:height="1.1cm" svg:x="8.772cm" svg:y="17.222cm">
          <text:p text:style-name="P38"><text:span text:style-name="T25">Flower </text:span></text:p>
          <text:p text:style-name="P38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18" draw:text-style-name="P40" draw:layer="layout" draw:type="line" svg:x1="17.108cm" svg:y1="10.358cm" svg:x2="14.308cm" svg:y2="3.922cm" draw:start-shape="id97" draw:start-glue-point="0" draw:end-shape="id91" draw:end-glue-point="2" svg:d="M17108 10358l-2800-6436" svg:viewBox="0 0 2801 6437">
          <text:p text:style-name="P3"><text:span text:style-name="T27">-0.6</text:span></text:p>
        </draw:connector>
        <draw:connector draw:style-name="gr118" draw:text-style-name="P41" draw:layer="layout" draw:type="line" svg:x1="17.108cm" svg:y1="10.358cm" svg:x2="8.639cm" svg:y2="2.7cm" draw:start-shape="id97" draw:start-glue-point="0" draw:end-shape="id92" svg:d="M17108 10358l-8469-7658" svg:viewBox="0 0 8470 7659">
          <text:p text:style-name="P3"><text:span text:style-name="T28">1.5</text:span></text:p>
        </draw:connector>
        <draw:connector draw:style-name="gr119" draw:text-style-name="P40" draw:layer="layout" draw:type="line" svg:x1="19.536cm" svg:y1="14.822cm" svg:x2="17.108cm" svg:y2="11.522cm" draw:start-shape="id88" draw:start-glue-point="0" draw:end-shape="id97" draw:end-glue-point="2" svg:d="M19536 14822l-2428-3300" svg:viewBox="0 0 2429 3301">
          <text:p text:style-name="P37"><text:span text:style-name="T27">-1.1</text:span></text:p>
        </draw:connector>
        <draw:connector draw:style-name="gr107" draw:text-style-name="P41" draw:layer="layout" draw:type="line" svg:x1="16.976cm" svg:y1="19.299cm" svg:x2="17.108cm" svg:y2="11.522cm" draw:start-shape="id96" draw:start-glue-point="0" draw:end-shape="id97" draw:end-glue-point="2" svg:d="M16976 19299l132-7777" svg:viewBox="0 0 133 7778">
          <text:p text:style-name="P3"><text:span text:style-name="T28">-0.4</text:span></text:p>
        </draw:connector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style-name="gr94" draw:text-style-name="P35" xml:id="id103" draw:id="id103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20" draw:text-style-name="P35" xml:id="id105" draw:id="id105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20" draw:text-style-name="P35" xml:id="id106" draw:id="id106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07" draw:id="id107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03" draw:start-glue-point="1" draw:end-shape="id104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05" draw:start-glue-point="1" draw:end-shape="id104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06" draw:start-glue-point="1" draw:end-shape="id104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07" draw:start-glue-point="1" draw:end-shape="id104" draw:end-glue-point="8" svg:d="M5349 11692l3502-5718" svg:viewBox="0 0 3503 5719">
          <text:p/>
        </draw:connector>
        <draw:custom-shape draw:style-name="gr94" draw:text-style-name="P35" xml:id="id108" draw:id="id108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08" draw:start-glue-point="1" draw:end-shape="id104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03" draw:start-glue-point="1" draw:end-shape="id109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05" draw:start-glue-point="1" draw:end-shape="id109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06" draw:start-glue-point="1" draw:end-shape="id109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07" draw:start-glue-point="1" draw:end-shape="id109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08" draw:start-glue-point="1" draw:end-shape="id109" draw:end-glue-point="4" svg:d="M5329 12992l3622 1682" svg:viewBox="0 0 3623 1683">
          <text:p/>
        </draw:connector>
        <draw:custom-shape draw:style-name="gr121" draw:text-style-name="P42" xml:id="id104" draw:id="id104" draw:layer="layout" svg:width="3.3cm" svg:height="1.6cm" svg:x="7.201cm" svg:y="4.374cm">
          <text:p text:style-name="P3"><text:span text:style-name="T29">Honey bee</text:span></text:p>
          <text:p text:style-name="P3"><text:span text:style-name="T29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2" xml:id="id109" draw:id="id109" draw:layer="layout" svg:width="3.3cm" svg:height="1.6cm" svg:x="7.301cm" svg:y="14.674cm">
          <text:p text:style-name="P3"><text:span text:style-name="T29">Leafcutter</text:span></text:p>
          <text:p text:style-name="P3"><text:span text:style-name="T29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11" draw:id="id111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10" draw:id="id110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09" draw:end-shape="id110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04" draw:start-glue-point="4" draw:end-shape="id111" draw:end-glue-point="2" svg:d="M8851 4374l-14-1236" svg:viewBox="0 0 15 1237">
          <text:p/>
        </draw:connector>
        <draw:custom-shape draw:style-name="gr121" draw:text-style-name="P42" xml:id="id112" draw:id="id112" draw:layer="layout" svg:width="3.3cm" svg:height="1.6cm" svg:x="11.401cm" svg:y="9.574cm">
          <text:p text:style-name="P3"><text:span text:style-name="T29">Pollination</text:span></text:p>
          <text:p text:style-name="P3"><text:span text:style-name="T29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04" draw:start-glue-point="9" draw:end-shape="id112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09" draw:start-glue-point="11" draw:end-shape="id112" draw:end-glue-point="7" svg:d="M10118 14908l1766-3968" svg:viewBox="0 0 1767 3969">
          <text:p/>
        </draw:connector>
        <draw:custom-shape draw:style-name="gr122" draw:text-style-name="P35" xml:id="id113" draw:id="id113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12" draw:start-glue-point="4" draw:end-shape="id113" draw:end-glue-point="2" svg:d="M13051 9574l-36-3000" svg:viewBox="0 0 37 3001">
          <text:p/>
        </draw:connector>
        <draw:custom-shape draw:style-name="gr121" draw:text-style-name="P42" xml:id="id114" draw:id="id114" draw:layer="layout" svg:width="3.3cm" svg:height="1.6cm" svg:x="16.001cm" svg:y="3.974cm">
          <text:p text:style-name="P3"><text:span text:style-name="T29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2" xml:id="id115" draw:id="id115" draw:layer="layout" svg:width="3.3cm" svg:height="1.6cm" svg:x="16.001cm" svg:y="7.974cm">
          <text:p text:style-name="P3"><text:span text:style-name="T29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2" xml:id="id116" draw:id="id116" draw:layer="layout" svg:width="3.3cm" svg:height="1.6cm" svg:x="16.001cm" svg:y="11.374cm">
          <text:p text:style-name="P3"><text:span text:style-name="T29">Flower </text:span></text:p>
          <text:p text:style-name="P3"><text:span text:style-name="T29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18" draw:id="id118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17" draw:id="id117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123" draw:text-style-name="P35" xml:id="id119" draw:id="id119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23" draw:text-style-name="P35" xml:id="id120" draw:id="id120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24" draw:text-style-name="P35" xml:id="id121" draw:id="id121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12" draw:start-glue-point="11" draw:end-shape="id114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12" draw:start-glue-point="10" draw:end-shape="id115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12" draw:start-glue-point="9" draw:end-shape="id116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17" draw:start-glue-point="1" draw:end-shape="id118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14" draw:start-glue-point="10" draw:end-shape="id119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15" draw:start-glue-point="10" draw:end-shape="id120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16" draw:start-glue-point="10" draw:end-shape="id121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19" draw:start-glue-point="2" draw:end-shape="id120" draw:end-glue-point="0" svg:d="M22751 5674v2200" svg:viewBox="0 0 1 2201">
          <text:p/>
        </draw:connector>
        <draw:custom-shape draw:style-name="gr95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18" draw:start-glue-point="1" draw:end-shape="id119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18" draw:start-glue-point="1" draw:end-shape="id120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18" draw:start-glue-point="0" draw:end-shape="id121" draw:end-glue-point="2" svg:d="M22765 17510v-2068h-14v-2068" svg:viewBox="0 0 15 4137">
          <text:p/>
        </draw:connector>
        <draw:custom-shape draw:style-name="gr125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26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03" draw:start-glue-point="1" draw:end-shape="id117" svg:d="M5349 7752l10952 10322" svg:viewBox="0 0 10953 10323">
          <text:p/>
        </draw:connector>
        <draw:custom-shape draw:style-name="gr127" draw:text-style-name="P35" xml:id="id122" draw:id="id122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18" draw:start-glue-point="0" draw:end-shape="id122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22" draw:start-glue-point="3" draw:end-shape="id104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22" draw:start-glue-point="3" draw:end-shape="id109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onnector draw:style-name="gr128" draw:text-style-name="P36" draw:layer="layout" draw:type="line" svg:x1="4cm" svg:y1="12.081cm" svg:x2="19.672cm" svg:y2="4.2cm" draw:start-shape="id123" draw:start-glue-point="1" draw:end-shape="id124" draw:end-glue-point="3" svg:d="M4000 12081l15672-7881" svg:viewBox="0 0 15673 7882">
          <text:p text:style-name="P3"><text:span text:style-name="T15">-4.6</text:span></text:p>
        </draw:connector>
        <draw:custom-shape draw:style-name="gr94" draw:text-style-name="P35" xml:id="id125" draw:id="id125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20" draw:text-style-name="P35" xml:id="id127" draw:id="id127" draw:layer="layout" svg:width="2.528cm" svg:height="1.163cm" svg:x="1.501cm" svg:y="6.7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20" draw:text-style-name="P35" xml:id="id123" draw:id="id123" draw:layer="layout" svg:width="2.528cm" svg:height="1.163cm" svg:x="1.472cm" svg:y="11.5cm">
          <text:p text:style-name="P3"><text:span text:style-name="T23">Bay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25" draw:start-glue-point="0" draw:end-shape="id126" draw:end-glue-point="1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4.029cm" svg:y1="7.295cm" svg:x2="10.6cm" svg:y2="11.7cm" draw:start-shape="id127" draw:start-glue-point="1" draw:end-shape="id126" draw:end-glue-point="6" svg:d="M4029 7295l6571 4405" svg:viewBox="0 0 6572 4406">
          <text:p text:style-name="P3"><text:span text:style-name="T15">3.9</text:span></text:p>
        </draw:connector>
        <draw:connector draw:style-name="gr128" draw:text-style-name="P36" draw:layer="layout" draw:type="line" svg:x1="4cm" svg:y1="12.081cm" svg:x2="11.083cm" svg:y2="12.266cm" draw:start-shape="id123" draw:start-glue-point="1" draw:end-shape="id126" draw:end-glue-point="7" svg:d="M4000 12081l7083 185" svg:viewBox="0 0 7084 186">
          <text:p text:style-name="P3"><text:span text:style-name="T15">2.6</text:span></text:p>
        </draw:connector>
        <draw:custom-shape draw:style-name="gr94" draw:text-style-name="P35" xml:id="id130" draw:id="id130" draw:layer="layout" svg:width="2.528cm" svg:height="1.164cm" svg:x="14.372cm" svg:y="19.4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1.3cm" svg:y1="18.582cm" svg:x2="14.417cm" svg:y2="17.736cm" draw:start-shape="id125" draw:start-glue-point="3" draw:end-shape="id128" draw:end-glue-point="2" svg:d="M21300 18582l-6883-846" svg:viewBox="0 0 6884 847">
          <text:p text:style-name="P3"><text:span text:style-name="T15">-4.4</text:span></text:p>
        </draw:connector>
        <draw:connector draw:style-name="gr128" draw:text-style-name="P36" draw:layer="layout" draw:type="line" svg:x1="4cm" svg:y1="12.081cm" svg:x2="6.5cm" svg:y2="16.4cm" draw:start-shape="id123" draw:start-glue-point="1" draw:end-shape="id129" draw:end-glue-point="6" svg:d="M4000 12081l2500 4319" svg:viewBox="0 0 2501 4320">
          <text:p text:style-name="P3"><text:span text:style-name="T15">-2.1</text:span></text:p>
        </draw:connector>
        <draw:connector draw:style-name="gr107" draw:text-style-name="P40" draw:layer="layout" draw:type="line" svg:x1="15.636cm" svg:y1="19.4cm" svg:x2="14.417cm" svg:y2="17.736cm" draw:start-shape="id130" draw:start-glue-point="0" draw:end-shape="id128" draw:end-glue-point="2" svg:d="M15636 19400l-1219-1664" svg:viewBox="0 0 1220 1665">
          <text:p text:style-name="P3"><text:span text:style-name="T27">0.1</text:span></text:p>
        </draw:connector>
        <draw:connector draw:style-name="gr129" draw:text-style-name="P40" draw:layer="layout" draw:type="line" svg:x1="12.25cm" svg:y1="10.9cm" svg:x2="11.05cm" svg:y2="5.6cm" draw:start-shape="id126" draw:start-glue-point="4" draw:end-shape="id131" draw:end-glue-point="8" svg:d="M12250 10900l-1200-5300" svg:viewBox="0 0 1201 5301">
          <text:p text:style-name="P3"><text:span text:style-name="T27">1.0</text:span></text:p>
        </draw:connector>
        <draw:custom-shape draw:style-name="gr94" draw:text-style-name="P35" xml:id="id135" draw:id="id135" draw:layer="layout" svg:width="2.528cm" svg:height="1.164cm" svg:x="17.352cm" svg:y="11.019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34" draw:id="id134" draw:layer="layout" svg:width="2.528cm" svg:height="1.4cm" svg:x="23.924cm" svg:y="10.7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10" draw:text-style-name="P40" draw:layer="layout" draw:type="line" svg:x1="12.217cm" svg:y1="4.234cm" svg:x2="14.778cm" svg:y2="2.606cm" draw:start-shape="id131" draw:start-glue-point="11" draw:end-shape="id132" draw:end-glue-point="2" svg:d="M12217 4234l2561-1628" svg:viewBox="0 0 2562 1629">
          <text:p text:style-name="P3"><text:span text:style-name="T27">-0.9</text:span></text:p>
        </draw:connector>
        <draw:connector draw:style-name="gr109" draw:text-style-name="P36" draw:layer="layout" draw:type="line" svg:x1="12.7cm" svg:y1="4.8cm" svg:x2="19.672cm" svg:y2="4.2cm" draw:start-shape="id131" draw:start-glue-point="10" draw:end-shape="id124" draw:end-glue-point="3" svg:d="M12700 4800l6972-600" svg:viewBox="0 0 6973 601">
          <text:p text:style-name="P3"><text:span text:style-name="T15">2.3</text:span></text:p>
        </draw:connector>
        <draw:connector draw:style-name="gr109" draw:text-style-name="P36" draw:layer="layout" draw:type="line" svg:x1="12.7cm" svg:y1="4.8cm" svg:x2="22.172cm" svg:y2="7cm" draw:start-shape="id131" draw:start-glue-point="10" draw:end-shape="id133" draw:end-glue-point="3" svg:d="M12700 4800l9472 2200" svg:viewBox="0 0 9473 2201">
          <text:p text:style-name="P3"><text:span text:style-name="T15">3.1</text:span></text:p>
        </draw:connector>
        <draw:connector draw:style-name="gr112" draw:text-style-name="P36" draw:layer="layout" draw:type="line" svg:x1="23.924cm" svg:y1="11.4cm" svg:x2="19.88cm" svg:y2="11.601cm" draw:start-shape="id134" draw:start-glue-point="3" draw:end-shape="id135" draw:end-glue-point="1" svg:d="M23924 11400l-4044 201" svg:viewBox="0 0 4045 202">
          <text:p text:style-name="P3"><text:span text:style-name="T15">-13.2</text:span></text:p>
        </draw:connector>
        <draw:frame draw:style-name="gr126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75" draw:text-style-name="P36" draw:layer="layout" draw:type="line" svg:x1="22.564cm" svg:y1="18cm" svg:x2="25.188cm" svg:y2="12.1cm" draw:start-shape="id125" draw:start-glue-point="0" draw:end-shape="id134" draw:end-glue-point="2" svg:d="M22564 18000l2624-5900" svg:viewBox="0 0 2625 5901">
          <text:p text:style-name="P3"><text:span text:style-name="T15">5.2</text:span></text:p>
        </draw:connector>
        <draw:connector draw:style-name="gr75" draw:text-style-name="P36" draw:layer="layout" draw:type="line" svg:x1="13.6cm" svg:y1="15.8cm" svg:x2="9.8cm" svg:y2="16.4cm" draw:start-shape="id136" draw:start-glue-point="3" draw:end-shape="id129" draw:end-glue-point="10" svg:d="M13600 15800l-3800 600" svg:viewBox="0 0 3801 601">
          <text:p text:style-name="P3"><text:span text:style-name="T15">3.6</text:span></text:p>
        </draw:connector>
        <draw:connector draw:style-name="gr130" draw:text-style-name="P36" draw:layer="layout" draw:type="line" svg:x1="22.564cm" svg:y1="18cm" svg:x2="18.616cm" svg:y2="12.183cm" draw:start-shape="id125" draw:start-glue-point="0" draw:end-shape="id135" draw:end-glue-point="2" svg:d="M22564 18000l-3948-5817" svg:viewBox="0 0 3949 5818">
          <text:p text:style-name="P3"><text:span text:style-name="T15">5.4</text:span></text:p>
        </draw:connector>
        <draw:connector draw:style-name="gr128" draw:text-style-name="P36" draw:layer="layout" draw:type="line" svg:x1="4cm" svg:y1="12.081cm" svg:x2="15cm" svg:y2="15.2cm" draw:start-shape="id123" draw:start-glue-point="1" draw:end-shape="id136" draw:end-glue-point="0" svg:d="M4000 12081l11000 3119" svg:viewBox="0 0 11001 3120">
          <text:p text:style-name="P3"><text:span text:style-name="T15">-2.1</text:span></text:p>
        </draw:connector>
        <draw:custom-shape draw:style-name="gr94" draw:text-style-name="P35" xml:id="id137" draw:id="id137" draw:layer="layout" svg:width="2.528cm" svg:height="1.164cm" svg:x="2.5cm" svg:y="2.6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5.028cm" svg:y1="3.182cm" svg:x2="15cm" svg:y2="15.2cm" draw:start-shape="id137" draw:start-glue-point="1" draw:end-shape="id136" draw:end-glue-point="0" svg:d="M5028 3182l9972 12018" svg:viewBox="0 0 9973 12019">
          <text:p text:style-name="P3"><text:span text:style-name="T15">-2.9</text:span></text:p>
        </draw:connector>
        <draw:connector draw:style-name="gr75" draw:text-style-name="P36" draw:layer="layout" draw:type="line" svg:x1="21.3cm" svg:y1="18.582cm" svg:x2="16.4cm" svg:y2="15.8cm" draw:start-shape="id125" draw:start-glue-point="3" draw:end-shape="id136" draw:end-glue-point="1" svg:d="M21300 18582l-4900-2782" svg:viewBox="0 0 4901 2783">
          <text:p text:style-name="P3"><text:span text:style-name="T15">8.7</text:span></text:p>
        </draw:connector>
        <draw:connector draw:style-name="gr75" draw:text-style-name="P36" xml:id="id128" draw:id="id128" draw:layer="layout" draw:type="line" svg:x1="14.417cm" svg:y1="17.736cm" svg:x2="9.317cm" svg:y2="16.966cm" draw:end-shape="id129" draw:end-glue-point="9" svg:d="M14417 17736l-5100-770" svg:viewBox="0 0 5101 771">
          <text:p text:style-name="P3"><text:span text:style-name="T15">2.2</text:span></text:p>
        </draw:connector>
        <draw:connector draw:style-name="gr128" draw:text-style-name="P36" draw:layer="layout" draw:type="line" svg:x1="4cm" svg:y1="12.081cm" svg:x2="9.4cm" svg:y2="4.8cm" draw:start-shape="id123" draw:start-glue-point="1" draw:end-shape="id131" draw:end-glue-point="6" svg:d="M4000 12081l5400-7281" svg:viewBox="0 0 5401 7282">
          <text:p text:style-name="P3"><text:span text:style-name="T15">-4.5</text:span></text:p>
        </draw:connector>
        <draw:connector draw:style-name="gr130" draw:text-style-name="P36" draw:layer="layout" draw:type="line" svg:x1="21.3cm" svg:y1="18.582cm" svg:x2="12.217cm" svg:y2="5.366cm" draw:start-shape="id125" draw:start-glue-point="3" draw:end-shape="id131" draw:end-glue-point="9" svg:d="M21300 18582l-9083-13216" svg:viewBox="0 0 9084 13217">
          <text:p text:style-name="P3"><text:span text:style-name="T15">-4.4</text:span></text:p>
        </draw:connector>
        <draw:connector draw:style-name="gr113" draw:text-style-name="P36" draw:layer="layout" draw:type="line" svg:x1="18.616cm" svg:y1="11.019cm" svg:x2="23.436cm" svg:y2="7.6cm" draw:start-shape="id135" draw:start-glue-point="0" draw:end-shape="id133" draw:end-glue-point="2" svg:d="M18616 11019l4820-3419" svg:viewBox="0 0 4821 3420">
          <text:p text:style-name="P3"><text:span text:style-name="T15">19.9</text:span></text:p>
        </draw:connector>
        <draw:custom-shape draw:style-name="gr131" draw:text-style-name="P39" xml:id="id136" draw:id="id136" draw:layer="layout" svg:width="2.8cm" svg:height="1.2cm" svg:x="13.6cm" svg:y="15.2cm">
          <text:p text:style-name="P38"><text:span text:style-name="T25">Flower </text:span></text:p>
          <text:p text:style-name="P38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28" draw:text-style-name="P36" draw:layer="layout" draw:type="line" svg:x1="4cm" svg:y1="12.081cm" svg:x2="22.172cm" svg:y2="7cm" draw:start-shape="id123" draw:start-glue-point="1" draw:end-shape="id133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start-shape="id125" draw:start-glue-point="0" draw:end-shape="id133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start-shape="id127" draw:start-glue-point="1" draw:end-shape="id133" draw:end-glue-point="3" svg:d="M4029 7295l18143-295" svg:viewBox="0 0 18144 296">
          <text:p text:style-name="P3"><text:span text:style-name="T15">-3.2</text:span></text:p>
        </draw:connector>
        <draw:connector draw:style-name="gr113" draw:text-style-name="P36" draw:layer="layout" draw:type="line" svg:x1="18.616cm" svg:y1="11.019cm" svg:x2="20.936cm" svg:y2="4.8cm" draw:start-shape="id135" draw:start-glue-point="0" draw:end-shape="id124" draw:end-glue-point="2" svg:d="M18616 11019l2320-6219" svg:viewBox="0 0 2321 6220">
          <text:p text:style-name="P3"><text:span text:style-name="T15">5.6</text:span></text:p>
        </draw:connector>
        <draw:connector draw:style-name="gr132" draw:text-style-name="P36" draw:layer="layout" draw:type="line" svg:x1="18.616cm" svg:y1="11.019cm" svg:x2="14.778cm" svg:y2="2.606cm" draw:start-shape="id135" draw:start-glue-point="0" draw:end-shape="id132" draw:end-glue-point="2" svg:d="M18616 11019l-3838-8413" svg:viewBox="0 0 3839 8414">
          <text:p text:style-name="P3"><text:span text:style-name="T15">4.7</text:span></text:p>
        </draw:connector>
        <draw:connector draw:style-name="gr75" draw:text-style-name="P36" draw:layer="layout" draw:type="line" svg:x1="5.028cm" svg:y1="3.182cm" svg:x2="13.514cm" svg:y2="2.006cm" draw:start-shape="id137" draw:start-glue-point="1" draw:end-shape="id132" draw:end-glue-point="3" svg:d="M5028 3182l8486-1176" svg:viewBox="0 0 8487 1177">
          <text:p text:style-name="P3"><text:span text:style-name="T15">3.6</text:span></text:p>
        </draw:connector>
        <draw:connector draw:style-name="gr112" draw:text-style-name="P36" draw:layer="layout" draw:type="line" svg:x1="23.924cm" svg:y1="11.4cm" svg:x2="14.778cm" svg:y2="2.606cm" draw:start-shape="id134" draw:start-glue-point="3" draw:end-shape="id132" draw:end-glue-point="2" svg:d="M23924 11400l-9146-8794" svg:viewBox="0 0 9147 8795">
          <text:p text:style-name="P3"><text:span text:style-name="T15">2.9</text:span></text:p>
        </draw:connector>
        <draw:custom-shape draw:style-name="gr133" draw:text-style-name="P43" xml:id="id131" draw:id="id131" draw:layer="layout" svg:width="3.3cm" svg:height="1.6cm" svg:x="9.4cm" svg:y="4cm">
          <text:p text:style-name="P38"><text:span text:style-name="T30">Pollination</text:span></text:p>
          <text:p text:style-name="P38"><text:span text:style-name="T30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2" xml:id="id129" draw:id="id129" draw:layer="layout" svg:width="3.3cm" svg:height="1.6cm" svg:x="6.5cm" svg:y="15.6cm">
          <text:p text:style-name="P3"><text:span text:style-name="T29">Leafcutter</text:span></text:p>
          <text:p text:style-name="P3"><text:span text:style-name="T29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2" xml:id="id126" draw:id="id126" draw:layer="layout" svg:width="3.3cm" svg:height="1.6cm" svg:x="10.6cm" svg:y="10.9cm">
          <text:p text:style-name="P3"><text:span text:style-name="T29">Honey bee</text:span></text:p>
          <text:p text:style-name="P3"><text:span text:style-name="T29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4" draw:text-style-name="P36" draw:layer="layout" draw:type="line" svg:x1="8.15cm" svg:y1="15.6cm" svg:x2="11.05cm" svg:y2="5.6cm" draw:start-shape="id129" draw:start-glue-point="4" draw:end-shape="id131" draw:end-glue-point="8" svg:d="M8150 15600l2900-10000" svg:viewBox="0 0 2901 10001">
          <text:p text:style-name="P3"><text:span text:style-name="T15">3.2</text:span></text:p>
        </draw:connector>
        <draw:custom-shape draw:style-name="gr98" draw:text-style-name="P35" xml:id="id133" draw:id="id133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109" draw:text-style-name="P36" draw:layer="layout" draw:type="line" svg:x1="12.7cm" svg:y1="4.8cm" svg:x2="22.172cm" svg:y2="7cm" draw:end-shape="id138" draw:end-glue-point="3" svg:d="M12700 4800l9472 2200" svg:viewBox="0 0 9473 2201">
          <text:p text:style-name="P3"><text:span text:style-name="T15">3.1</text:span></text:p>
        </draw:connector>
        <draw:connector draw:style-name="gr113" draw:text-style-name="P36" draw:layer="layout" draw:type="line" svg:x1="18.616cm" svg:y1="11.019cm" svg:x2="23.436cm" svg:y2="7.6cm" draw:end-shape="id138" draw:end-glue-point="2" svg:d="M18616 11019l4820-3419" svg:viewBox="0 0 4821 3420">
          <text:p text:style-name="P3"><text:span text:style-name="T15">19.9</text:span></text:p>
        </draw:connector>
        <draw:connector draw:style-name="gr128" draw:text-style-name="P36" draw:layer="layout" draw:type="line" svg:x1="4cm" svg:y1="12.081cm" svg:x2="22.172cm" svg:y2="7cm" draw:end-shape="id138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end-shape="id138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end-shape="id138" draw:end-glue-point="3" svg:d="M4029 7295l18143-295" svg:viewBox="0 0 18144 296">
          <text:p text:style-name="P3"><text:span text:style-name="T15">-3.2</text:span></text:p>
        </draw:connector>
        <draw:connector draw:style-name="gr75" draw:text-style-name="P36" draw:layer="layout" draw:type="line" svg:x1="23.436cm" svg:y1="6.4cm" svg:x2="22.2cm" svg:y2="4.2cm" draw:start-shape="id138" draw:start-glue-point="0" draw:end-shape="id124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38" draw:id="id138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24" draw:id="id124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onnector draw:style-name="gr128" draw:text-style-name="P36" draw:layer="layout" draw:type="line" svg:x1="4cm" svg:y1="12.081cm" svg:x2="19.672cm" svg:y2="4.2cm" draw:end-shape="id139" draw:end-glue-point="3" svg:d="M4000 12081l15672-7881" svg:viewBox="0 0 15673 7882">
          <text:p text:style-name="P3"><text:span text:style-name="T15">-4.6</text:span></text:p>
        </draw:connector>
        <draw:connector draw:style-name="gr109" draw:text-style-name="P36" draw:layer="layout" draw:type="line" svg:x1="12.7cm" svg:y1="4.8cm" svg:x2="19.672cm" svg:y2="4.2cm" draw:end-shape="id139" draw:end-glue-point="3" svg:d="M12700 4800l6972-600" svg:viewBox="0 0 6973 601">
          <text:p text:style-name="P3"><text:span text:style-name="T15">2.3</text:span></text:p>
        </draw:connector>
        <draw:connector draw:style-name="gr113" draw:text-style-name="P36" draw:layer="layout" draw:type="line" svg:x1="18.616cm" svg:y1="11.019cm" svg:x2="20.936cm" svg:y2="4.8cm" draw:end-shape="id139" draw:end-glue-point="2" svg:d="M18616 11019l2320-6219" svg:viewBox="0 0 2321 6220">
          <text:p text:style-name="P3"><text:span text:style-name="T15">5.6</text:span></text:p>
        </draw:connector>
        <draw:connector draw:style-name="gr75" draw:text-style-name="P36" draw:layer="layout" draw:type="line" svg:x1="19.672cm" svg:y1="4.2cm" svg:x2="16.042cm" svg:y2="2.006cm" draw:start-shape="id139" draw:start-glue-point="3" draw:end-shape="id132" draw:end-glue-point="1" svg:d="M19672 4200l-3630-2194" svg:viewBox="0 0 3631 2195">
          <text:p text:style-name="P3"><text:span text:style-name="T15">-13.1</text:span></text:p>
        </draw:connector>
        <draw:connector draw:style-name="gr75" draw:text-style-name="P36" draw:layer="layout" draw:type="line" svg:x1="23.436cm" svg:y1="6.4cm" svg:x2="22.2cm" svg:y2="4.2cm" draw:end-shape="id139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39" draw:id="id139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32" draw:id="id132" draw:layer="layout" svg:width="2.528cm" svg:height="1.2cm" svg:x="13.514cm" svg:y="1.406cm">
          <text:p text:style-name="P3"><text:span text:style-name="T23">Seed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4.029cm" svg:y1="7.295cm" svg:x2="6.983cm" svg:y2="15.834cm" draw:start-shape="id127" draw:start-glue-point="1" draw:end-shape="id129" draw:end-glue-point="5" svg:d="M4029 7295l2954 8539" svg:viewBox="0 0 2955 8540">
          <text:p text:style-name="P3"><text:span text:style-name="T15">-11.4</text:span></text:p>
        </draw:connector>
        <draw:custom-shape draw:style-name="gr94" draw:text-style-name="P35" xml:id="id140" draw:id="id140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40" draw:start-glue-point="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21.3cm" svg:y1="18.582cm" svg:x2="14.417cm" svg:y2="17.736cm" draw:start-shape="id140" draw:start-glue-point="3" svg:d="M21300 18582l-6883-846" svg:viewBox="0 0 6884 84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5.188cm" svg:y2="12.1cm" draw:start-shape="id140" draw:start-glue-point="0" svg:d="M22564 18000l2624-5900" svg:viewBox="0 0 2625 5901">
          <text:p text:style-name="P3"><text:span text:style-name="T15">5.2</text:span></text:p>
        </draw:connector>
        <draw:connector draw:style-name="gr130" draw:text-style-name="P36" draw:layer="layout" draw:type="line" svg:x1="22.564cm" svg:y1="18cm" svg:x2="18.616cm" svg:y2="12.183cm" draw:start-shape="id140" draw:start-glue-point="0" svg:d="M22564 18000l-3948-5817" svg:viewBox="0 0 3949 5818">
          <text:p text:style-name="P3"><text:span text:style-name="T15">5.4</text:span></text:p>
        </draw:connector>
        <draw:connector draw:style-name="gr75" draw:text-style-name="P36" draw:layer="layout" draw:type="line" svg:x1="21.3cm" svg:y1="18.582cm" svg:x2="16.4cm" svg:y2="15.8cm" draw:start-shape="id140" draw:start-glue-point="3" svg:d="M21300 18582l-4900-2782" svg:viewBox="0 0 4901 2783">
          <text:p text:style-name="P3"><text:span text:style-name="T15">8.7</text:span></text:p>
        </draw:connector>
        <draw:connector draw:style-name="gr130" draw:text-style-name="P36" draw:layer="layout" draw:type="line" svg:x1="21.3cm" svg:y1="18.582cm" svg:x2="12.217cm" svg:y2="5.366cm" draw:start-shape="id140" draw:start-glue-point="3" svg:d="M21300 18582l-9083-13216" svg:viewBox="0 0 9084 1321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3.436cm" svg:y2="7.6cm" draw:start-shape="id140" draw:start-glue-point="0" svg:d="M22564 18000l872-10400" svg:viewBox="0 0 873 10401">
          <text:p text:style-name="P3"><text:span text:style-name="T15">-5.3</text:span></text:p>
        </draw:connector>
        <presentation:notes draw:style-name="dp2">
          <draw:page-thumbnail draw:style-name="gr39" draw:layer="layout" svg:width="18.624cm" svg:height="10.476cm" svg:x="1.482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8-11-20T18:18:34.868000000</dc:date>
    <dc:creator>Samuel Robinson</dc:creator>
    <meta:editing-duration>P2DT4H49M10S</meta:editing-duration>
    <meta:editing-cycles>56</meta:editing-cycles>
    <meta:generator>LibreOffice/6.1.1.2$Windows_X86_64 LibreOffice_project/5d19a1bfa650b796764388cd8b33a5af1f5baa1b</meta:generator>
    <meta:document-statistic meta:object-count="508"/>
  </office:meta>
</office:document-meta>
</file>